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encil" svg:font-family="Stencil" style:font-adornments="Italic" style:font-family-generic="decorative" style:font-pitch="variable"/>
    <style:font-face style:name="Stencil1" svg:font-family="Stencil" style:font-adornments="Regular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2cm"/>
    </style:style>
    <style:style style:name="gr2" style:family="graphic" style:parent-style-name="standard">
      <style:graphic-properties draw:stroke="none" svg:stroke-color="#000000" draw:fill="none" draw:fill-color="#ffffff" fo:min-height="1.979cm"/>
    </style:style>
    <style:style style:name="gr3" style:family="graphic" style:parent-style-name="standard">
      <style:graphic-properties draw:stroke="none" svg:stroke-color="#000000" draw:fill="none" draw:fill-color="#ffffff" fo:min-height="8.132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1cm" fo:min-width="0cm"/>
    </style:style>
    <style:style style:name="gr6" style:family="graphic" style:parent-style-name="objectwithoutfill">
      <style:graphic-properties svg:stroke-width="0.102cm" svg:stroke-color="#fff450" draw:marker-start-width="0.152cm" draw:marker-end="Arrow" draw:marker-end-width="0.203cm" draw:marker-end-center="true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068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122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014cm" fo:min-width="0cm"/>
    </style:style>
    <style:style style:name="co1" style:family="table-column">
      <style:table-column-properties style:column-width="1.762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1.371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08cm"/>
    </style:style>
    <style:style style:name="ce1" style:family="table-cell">
      <loext:graphic-properties draw:fill-color="#003c3d"/>
      <style:paragraph-properties fo:text-align="center"/>
    </style:style>
    <style:style style:name="ce2" style:family="table-cell">
      <loext:graphic-properties draw:fill-color="#b2b2b2"/>
      <style:paragraph-properties fo:text-align="center"/>
    </style:style>
    <style:style style:name="ce3" style:family="table-cell">
      <loext:graphic-properties draw:fill-color="#b2b2b2"/>
      <style:paragraph-properties fo:text-align="center"/>
      <style:text-properties fo:font-size="14pt" fo:font-weight="bold" fo:background-color="#fff450" style:font-size-asian="18pt" style:font-size-complex="18pt"/>
    </style:style>
    <style:style style:name="ce4" style:family="table-cell">
      <loext:graphic-properties draw:fill-color="#88481a"/>
      <style:paragraph-properties fo:text-align="center"/>
      <style:text-properties fo:font-size="7pt"/>
    </style:style>
    <style:style style:name="ce5" style:family="table-cell">
      <loext:graphic-properties draw:fill-color="#88481a"/>
      <style:paragraph-properties fo:text-align="center"/>
    </style:style>
    <style:style style:name="ce6" style:family="table-cell">
      <loext:graphic-properties draw:fill-color="#999999"/>
      <style:paragraph-properties fo:text-align="center"/>
    </style:style>
    <style:style style:name="ce7" style:family="table-cell">
      <loext:graphic-properties draw:fill-color="#eeeeee"/>
      <style:paragraph-properties fo:text-align="center"/>
    </style:style>
    <style:style style:name="ce8" style:family="table-cell">
      <loext:graphic-properties draw:fill-color="#b2b2b2"/>
      <style:paragraph-properties fo:text-align="center"/>
      <style:text-properties style:font-name="Liberation Sans1" fo:font-size="18pt" fo:font-style="normal" style:font-size-asian="18pt" style:font-size-complex="18pt"/>
    </style:style>
    <style:style style:name="ce9" style:family="table-cell">
      <loext:graphic-properties draw:fill-color="#eeeeee"/>
      <style:paragraph-properties fo:text-align="center"/>
      <style:text-properties fo:background-color="#fff450"/>
    </style:style>
    <style:style style:name="ce10" style:family="table-cell">
      <loext:graphic-properties draw:fill-color="#88481a"/>
      <style:paragraph-properties fo:text-align="center"/>
      <style:text-properties style:text-outline="false" fo:font-size="10pt" fo:text-shadow="none" fo:background-color="transparent" style:font-size-asian="18pt" style:font-size-complex="18pt"/>
    </style:style>
    <style:style style:name="ce11" style:family="table-cell">
      <loext:graphic-properties draw:fill-color="#999999"/>
      <style:paragraph-properties fo:text-align="center"/>
      <style:text-properties style:text-outline="true" style:font-name="Liberation Sans Narrow" fo:font-size="18pt" fo:font-style="normal" style:font-size-asian="18pt" style:font-size-complex="18pt"/>
    </style:style>
    <style:style style:name="ce12" style:family="table-cell">
      <loext:graphic-properties draw:fill-color="#999999"/>
      <style:paragraph-properties fo:text-align="center"/>
      <style:text-properties style:text-outline="true" style:font-name="Stencil1" fo:font-size="10pt" style:font-size-asian="18pt" style:font-size-complex="18pt"/>
    </style:style>
    <style:style style:name="ce13" style:family="table-cell">
      <loext:graphic-properties draw:fill-color="#b2b2b2"/>
      <style:paragraph-properties fo:text-align="center"/>
      <style:text-properties fo:font-size="18pt" style:font-size-asian="18pt" style:font-size-complex="18pt"/>
    </style:style>
    <style:style style:name="ce14" style:family="table-cell">
      <loext:graphic-properties draw:fill-color="#eeeeee"/>
      <style:paragraph-properties fo:text-align="center"/>
      <style:text-properties fo:font-weight="bold" fo:background-color="#fff450" style:font-weight-asian="bold" style:font-weight-complex="bold"/>
    </style:style>
    <style:style style:name="ce15" style:family="table-cell">
      <loext:graphic-properties draw:fill-color="#b2b2b2"/>
      <style:paragraph-properties fo:text-align="center"/>
      <style:text-properties style:font-name="Liberation Sans1" fo:font-size="18pt" fo:font-style="normal" fo:font-weight="normal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background-color="#fff450"/>
    </style:style>
    <style:style style:name="P3" style:family="paragraph">
      <style:paragraph-properties fo:text-align="center"/>
      <style:text-properties fo:background-color="transparent"/>
    </style:style>
    <style:style style:name="P4" style:family="paragraph">
      <style:paragraph-properties fo:margin-top="0cm" fo:margin-bottom="0.203cm" fo:text-align="center"/>
    </style:style>
    <style:style style:name="P5" style:family="paragraph">
      <style:paragraph-properties fo:margin-top="0cm" fo:margin-bottom="0.305cm" fo:text-align="center"/>
    </style:style>
    <style:style style:name="P6" style:family="paragraph">
      <loext:graphic-properties draw:fill="none" draw:fill-color="#ffffff"/>
      <style:paragraph-properties fo:margin-top="0cm" fo:margin-bottom="0.203cm"/>
    </style:style>
    <style:style style:name="P7" style:family="paragraph">
      <loext:graphic-properties draw:fill="none" draw:fill-color="#ffffff"/>
      <style:paragraph-properties fo:text-align="center"/>
      <style:text-properties fo:font-size="22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200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fo:background-color="#fff450" style:font-size-asian="18pt" style:font-size-complex="18pt"/>
    </style:style>
    <style:style style:name="T2" style:family="text">
      <style:text-properties fo:font-size="14pt" fo:font-weight="bold" fo:background-color="#fff450" style:font-size-asian="18pt" style:font-size-complex="18pt"/>
    </style:style>
    <style:style style:name="T3" style:family="text">
      <style:text-properties style:text-outline="false" style:font-name="Stencil" fo:font-size="10pt" fo:font-style="italic" fo:text-shadow="none" fo:font-weight="bold" fo:background-color="transparent" style:font-size-asian="18pt" style:font-weight-asian="bold" style:font-size-complex="18pt" style:font-weight-complex="normal"/>
    </style:style>
    <style:style style:name="T4" style:family="text">
      <style:text-properties style:text-outline="false" style:font-name="Stencil1" fo:font-size="12pt" fo:font-weight="bold" fo:background-color="#fff450" style:font-size-asian="18pt" style:font-weight-asian="bold" style:font-size-complex="18pt" style:font-weight-complex="normal"/>
    </style:style>
    <style:style style:name="T5" style:family="text">
      <style:text-properties style:use-window-font-color="true" style:text-outline="false" style:font-name="Liberation Sans1" fo:font-size="18pt" fo:font-style="normal" fo:text-shadow="none" style:letter-kerning="true" fo:background-color="transparent" style:font-name-asian="Microsoft YaHei" style:font-size-asian="18pt" style:font-name-complex="Lucida Sans" style:font-size-complex="18pt"/>
    </style:style>
    <style:style style:name="T6" style:family="text">
      <style:text-properties style:text-outline="false" style:font-name="Stencil" fo:font-size="10pt" fo:font-style="italic" fo:text-shadow="none" fo:background-color="transparen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tencil" fo:font-size="10pt" fo:font-style="italic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tencil1" fo:font-size="12pt" fo:font-style="italic" fo:text-shadow="none" style:text-underline-style="none" fo:font-weight="bold" style:letter-kerning="true" fo:background-color="#fff450" style:font-name-asian="Microsoft YaHei" style:font-size-asian="18pt" style:font-style-asian="normal" style:font-weight-asian="bold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fo:background-color="#fff450" style:font-weight-asian="bold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outline="false" style:font-name="Liberation Sans1" fo:font-size="18pt" fo:font-style="normal" fo:text-shadow="none" fo:background-color="transparent" style:font-size-asian="18pt" style:font-size-complex="18pt"/>
    </style:style>
    <style:style style:name="T12" style:family="text">
      <style:text-properties style:text-outline="false" style:font-name="Stencil1" fo:font-size="12pt" fo:font-style="italic" fo:text-shadow="none" fo:font-weight="bold" fo:background-color="#fff450" style:font-size-asian="18pt" style:font-weight-asian="bold" style:font-size-complex="18pt" style:font-weight-complex="normal"/>
    </style:style>
    <style:style style:name="T13" style:family="text">
      <style:text-properties style:text-outline="false" style:font-name="Liberation Sans1" fo:font-size="18pt" fo:font-style="normal" fo:text-shadow="none" fo:font-weight="normal" fo:background-color="transparent" style:font-size-asian="18pt" style:font-weight-asian="bold" style:font-size-complex="18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2pt" style:font-size-asian="18pt" style:font-size-complex="18pt"/>
    </style:style>
    <style:style style:name="T17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809cm" svg:height="20.778cm" svg:x="5.478cm" svg:y="3.1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:</text:p>
              </table:table-cell>
              <table:table-cell>
                <text:p text:style-name="P1"><text:span text:style-name="T1">00</text:span></text:p>
              </table:table-cell>
              <table:table-cell/>
              <table:table-cell table:style-name="ce1"/>
            </table:table-row>
            <table:table-row table:style-name="ro2" table:default-cell-style-name="ce1">
              <table:table-cell/>
              <table:table-cell table:style-name="ce2">
                <text:p text:style-name="P1">:</text:p>
              </table:table-cell>
              <table:table-cell table:style-name="ce3">
                <text:p text:style-name="P2"><text:span text:style-name="T2"/></text:p>
                <text:p text:style-name="P2"><text:span text:style-name="T2"/></text:p>
              </table:table-cell>
              <table:table-cell table:style-name="ce2"/>
              <table:table-cell/>
            </table:table-row>
            <table:table-row table:style-name="ro3" table:default-cell-style-name="ce1">
              <table:table-cell/>
              <table:table-cell table:style-name="ce2">
                <text:p text:style-name="P1">:</text:p>
              </table:table-cell>
              <table:table-cell table:style-name="ce4">
                <text:p text:style-name="P1"><text:span text:style-name="T3">X </text:span></text:p>
              </table:table-cell>
              <table:table-cell table:style-name="ce5">
                <text:p text:style-name="P1"><text:span text:style-name="T3">X </text:span></text:p>
              </table:table-cell>
              <table:table-cell/>
            </table:table-row>
            <table:table-row table:style-name="ro3" table:default-cell-style-name="ce1">
              <table:table-cell/>
              <table:table-cell table:style-name="ce2">
                <text:p text:style-name="P1">:</text:p>
              </table:table-cell>
              <table:table-cell table:style-name="ce6">
                <text:p text:style-name="P1"><text:span text:style-name="T4">…</text:span></text:p>
                <text:p text:style-name="P1"><text:span text:style-name="T4"/></text:p>
                <text:p text:style-name="P1"><text:span text:style-name="T4"/></text:p>
              </table:table-cell>
              <table:table-cell table:style-name="ce6"/>
              <table:table-cell/>
            </table:table-row>
            <table:table-row table:style-name="ro4" table:default-cell-style-name="ce1">
              <table:table-cell/>
              <table:table-cell table:style-name="ce2">
                <text:p text:style-name="P1">:</text:p>
              </table:table-cell>
              <table:table-cell table:style-name="ce7">
                <text:p text:style-name="P1"><text:span text:style-name="T1">01</text:span></text:p>
              </table:table-cell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8">
                <text:p text:style-name="P1"><text:span text:style-name="T5">:</text:span></text:p>
              </table:table-cell>
              <table:table-cell table:style-name="ce9"/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10">
                <text:p text:style-name="P3"><text:span text:style-name="T6">X</text:span></text:p>
              </table:table-cell>
              <table:table-cell table:style-name="ce5">
                <text:p text:style-name="P1"><text:span text:style-name="T3">X </text:span></text:p>
              </table:table-cell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11"/>
              <table:table-cell table:style-name="ce12">
                <text:p text:style-name="P1"><text:span text:style-name="T7"><text:s/></text:span><text:span text:style-name="T8">…</text:span></text:p>
                <text:p text:style-name="P1"><text:span text:style-name="T8"/></text:p>
                <text:p text:style-name="P1"><text:span text:style-name="T8"/></text:p>
              </table:table-cell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2">
                <text:p text:style-name="P1">:</text:p>
              </table:table-cell>
              <table:table-cell table:style-name="ce7">
                <text:p text:style-name="P1"><text:span text:style-name="T9">02</text:span></text:p>
              </table:table-cell>
              <table:table-cell table:style-name="ce13">
                <text:p text:style-name="P1"><text:span text:style-name="T10">:</text:span>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2">
                <text:p text:style-name="P1">:</text:p>
              </table:table-cell>
              <table:table-cell table:style-name="ce14"/>
              <table:table-cell table:style-name="ce8">
                <text:p text:style-name="P1"><text:span text:style-name="T11">:</text:span>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2">
                <text:p text:style-name="P1">:</text:p>
              </table:table-cell>
              <table:table-cell table:style-name="ce5">
                <text:p text:style-name="P1"><text:span text:style-name="T7">X </text:span></text:p>
              </table:table-cell>
              <table:table-cell table:style-name="ce5">
                <text:p text:style-name="P1"><text:span text:style-name="T6">X</text:span>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2">
                <text:p text:style-name="P1">:</text:p>
              </table:table-cell>
              <table:table-cell table:style-name="ce6">
                <text:p text:style-name="P1"><text:span text:style-name="T12">…</text:span></text:p>
                <text:p text:style-name="P1"><text:span text:style-name="T12"/></text:p>
              </table:table-cell>
              <table:table-cell table:style-name="ce6"/>
              <table:table-cell/>
            </table:table-row>
            <table:table-row table:style-name="ro4" table:default-cell-style-name="ce1">
              <table:table-cell/>
              <table:table-cell table:style-name="ce2">
                <text:p text:style-name="P1">:</text:p>
              </table:table-cell>
              <table:table-cell table:style-name="ce7">
                <text:p text:style-name="P1"><text:span text:style-name="T9">03</text:span></text:p>
              </table:table-cell>
              <table:table-cell table:style-name="ce6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15">
                <text:p text:style-name="P1"><text:span text:style-name="T13">:</text:span></text:p>
              </table:table-cell>
              <table:table-cell table:style-name="ce7"/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5">
                <text:p text:style-name="P1"><text:span text:style-name="T7">X </text:span></text:p>
              </table:table-cell>
              <table:table-cell table:style-name="ce5">
                <text:p text:style-name="P1"><text:span text:style-name="T7">X </text:span></text:p>
              </table:table-cell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6"/>
              <table:table-cell table:style-name="ce6">
                <text:p text:style-name="P1"><text:span text:style-name="T12">...</text:span></text:p>
              </table:table-cell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6"/>
              <table:table-cell table:style-name="ce7">
                <text:p text:style-name="P1"><text:span text:style-name="T9">04</text:span></text:p>
              </table:table-cell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2"/>
              <table:table-cell table:style-name="ce7"/>
              <table:table-cell table:style-name="ce2">
                <text:p text:style-name="P1">: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6" draw:layer="layout" svg:width="18.751cm" svg:height="2.97cm" svg:x="1.508cm" svg:y="24.157cm">
          <draw:text-box>
            <text:p text:style-name="P4"><text:span text:style-name="T14"><text:s/></text:span><text:span text:style-name="T14">## are markers, … are turtle </text:span><text:span text:style-name="T15">posts</text:span> in plane of movement</text:p>
            <text:p text:style-name="P5"><text:span text:style-name="T14"><text:s/></text:span><text:span text:style-name="T14">: blocks are ladders, <text:s/></text:span>ovals are torches both in north cutouts</text:p>
            <text:p text:style-name="P5"><text:span text:style-name="T15">x</text:span><text:span text:style-name="T14"> are blocks dug and filled dirt across the shaft for the platform </text:span></text:p>
          </draw:text-box>
        </draw:frame>
        <draw:frame draw:style-name="gr2" draw:text-style-name="P7" draw:layer="layout" svg:width="17.653cm" svg:height="2.229cm" svg:x="1.508cm" svg:y="1.381cm">
          <draw:text-box>
            <text:p text:style-name="P1"><text:span text:style-name="T16">3 x 4 Snake Shaft Plan </text:span></text:p>
            <text:p text:style-name="P1"><text:span text:style-name="T17">(north into paper, 3 deep with FUNDS cross digging moving EW and down)</text:span></text:p>
          </draw:text-box>
        </draw:frame>
        <draw:frame draw:style-name="gr3" draw:text-style-name="P8" draw:layer="layout" svg:width="1.016cm" svg:height="8.382cm" svg:x="2.778cm" svg:y="6.969cm">
          <draw:text-box>
            <text:p>W</text:p>
            <text:p/>
            <text:p>E</text:p>
            <text:p/>
            <text:p>S</text:p>
            <text:p/>
            <text:p>T</text:p>
          </draw:text-box>
        </draw:frame>
        <draw:frame draw:style-name="gr3" draw:text-style-name="P8" draw:layer="layout" svg:width="1.016cm" svg:height="8.382cm" svg:x="15.978cm" svg:y="6.969cm">
          <draw:text-box>
            <text:p>E</text:p>
            <text:p/>
            <text:p>A</text:p>
            <text:p/>
            <text:p>S</text:p>
            <text:p/>
            <text:p>T</text:p>
          </draw:text-box>
        </draw:frame>
        <draw:custom-shape draw:style-name="gr4" draw:text-style-name="P9" draw:layer="layout" svg:width="0.381cm" svg:height="0.254cm" svg:x="-1.692cm" svg:y="1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381cm" svg:height="0.494cm" svg:x="9.708cm" svg:y="7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1" draw:layer="layout" svg:x1="7.613cm" svg:y1="3.54cm" svg:x2="7.544cm" svg:y2="10.515cm">
          <text:p/>
        </draw:line>
        <draw:line draw:style-name="gr6" draw:text-style-name="P11" draw:layer="layout" svg:x1="7.604cm" svg:y1="10.907cm" svg:x2="10.271cm" svg:y2="10.907cm">
          <text:p/>
        </draw:line>
        <draw:line draw:style-name="gr6" draw:text-style-name="P11" draw:layer="layout" svg:x1="10.499cm" svg:y1="6.677cm" svg:x2="11.944cm" svg:y2="6.677cm">
          <text:p/>
        </draw:line>
        <draw:line draw:style-name="gr6" draw:text-style-name="P11" draw:layer="layout" svg:x1="12.049cm" svg:y1="6.815cm" svg:x2="12.049cm" svg:y2="15.132cm">
          <text:p/>
        </draw:line>
        <draw:line draw:style-name="gr6" draw:text-style-name="P11" draw:layer="layout" svg:x1="12.049cm" svg:y1="15.607cm" svg:x2="9.366cm" svg:y2="15.607cm">
          <text:p/>
        </draw:line>
        <draw:line draw:style-name="gr6" draw:text-style-name="P11" draw:layer="layout" svg:x1="9.111cm" svg:y1="11.507cm" svg:x2="7.666cm" svg:y2="11.507cm">
          <text:p/>
        </draw:line>
        <draw:line draw:style-name="gr6" draw:text-style-name="P11" draw:layer="layout" svg:x1="10.398cm" svg:y1="8.493cm" svg:x2="10.398cm" svg:y2="6.842cm">
          <text:p/>
        </draw:line>
        <draw:line draw:style-name="gr6" draw:text-style-name="P11" draw:layer="layout" svg:x1="7.526cm" svg:y1="11.46cm" svg:x2="7.477cm" svg:y2="19.877cm">
          <text:p/>
        </draw:line>
        <draw:custom-shape draw:style-name="gr7" draw:text-style-name="P10" draw:layer="layout" svg:width="0.381cm" svg:height="0.45cm" svg:x="9.708cm" svg:y="1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381cm" svg:height="0.524cm" svg:x="23.508cm" svg:y="5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1" draw:layer="layout" svg:x1="7.656cm" svg:y1="20.307cm" svg:x2="10.323cm" svg:y2="20.307cm">
          <text:p/>
        </draw:line>
        <draw:line draw:style-name="gr6" draw:text-style-name="P11" draw:layer="layout" svg:x1="10.398cm" svg:y1="10.96cm" svg:x2="10.398cm" svg:y2="8.747cm">
          <text:p/>
        </draw:line>
        <draw:line draw:style-name="gr6" draw:text-style-name="P11" draw:layer="layout" svg:x1="10.398cm" svg:y1="20.017cm" svg:x2="10.398cm" svg:y2="17.858cm">
          <text:p/>
        </draw:line>
        <draw:line draw:style-name="gr6" draw:text-style-name="P11" draw:layer="layout" svg:x1="10.398cm" svg:y1="17.553cm" svg:x2="10.398cm" svg:y2="16.494cm">
          <text:p/>
        </draw:line>
        <draw:line draw:style-name="gr6" draw:text-style-name="P11" draw:layer="layout" svg:x1="10.451cm" svg:y1="16.377cm" svg:x2="11.896cm" svg:y2="16.377cm">
          <text:p/>
        </draw:line>
        <draw:line draw:style-name="gr6" draw:text-style-name="P11" draw:layer="layout" svg:x1="12.026cm" svg:y1="16.459cm" svg:x2="11.987cm" svg:y2="23.686cm">
          <text:p/>
        </draw:line>
        <draw:custom-shape draw:style-name="gr9" draw:text-style-name="P10" draw:layer="layout" svg:width="0.381cm" svg:height="0.372cm" svg:x="9.708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381cm" svg:height="0.524cm" svg:x="9.708cm" svg:y="21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1" draw:layer="layout" svg:x1="9.298cm" svg:y1="15.317cm" svg:x2="9.298cm" svg:y2="13.158cm">
          <text:p/>
        </draw:line>
        <draw:line draw:style-name="gr6" draw:text-style-name="P11" draw:layer="layout" svg:x1="9.298cm" svg:y1="12.992cm" svg:x2="9.298cm" svg:y2="11.5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encil" svg:font-family="Stencil" style:font-adornments="Italic" style:font-family-generic="decorative" style:font-pitch="variable"/>
    <style:font-face style:name="Stencil1" svg:font-family="Stencil" style:font-adornments="Regular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4:32:11.676000000</meta:creation-date>
    <dc:date>2020-10-20T16:17:19.952000000</dc:date>
    <meta:editing-duration>P2DT5H12M13S</meta:editing-duration>
    <meta:editing-cycles>40</meta:editing-cycles>
    <meta:generator>LibreOffice/6.0.4.2$Windows_X86_64 LibreOffice_project/9b0d9b32d5dcda91d2f1a96dc04c645c450872bf</meta:generator>
    <meta:document-statistic meta:object-count="27"/>
  </office:meta>
</office:document-meta>
</file>